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svg:stroke-color="#000000" draw:marker-start-width="0.226cm" draw:marker-end-width="0.226cm" draw:fill="solid" draw:fill-color="#bce4e5" draw:textarea-horizontal-align="justify" draw:textarea-vertical-align="middle" draw:auto-grow-height="false" fo:min-height="56.178cm" fo:min-width="55.93cm" fo:padding-top="0.133cm" fo:padding-bottom="0.133cm" fo:padding-left="0.258cm" fo:padding-right="0.258cm"/>
    </style:style>
    <style:style style:name="gr2" style:family="graphic" style:parent-style-name="standard">
      <style:graphic-properties draw:stroke="none" svg:stroke-width="0.018cm" svg:stroke-color="#000000" draw:marker-start-width="0.226cm" draw:marker-end-width="0.226cm" draw:fill="solid" draw:fill-color="#ffffff" draw:textarea-horizontal-align="justify" draw:textarea-vertical-align="middle" draw:auto-grow-height="false" fo:min-height="56.18cm" fo:min-width="55.93cm" fo:padding-top="0.133cm" fo:padding-bottom="0.133cm" fo:padding-left="0.258cm" fo:padding-right="0.258cm"/>
    </style:style>
    <style:style style:name="gr3" style:family="graphic" style:parent-style-name="standard">
      <style:graphic-properties svg:stroke-width="0.018cm" svg:stroke-color="#000000" draw:marker-start-width="0.226cm" draw:marker-end-width="0.226cm" draw:fill="solid" draw:fill-color="#ffffff" draw:textarea-horizontal-align="justify" draw:textarea-vertical-align="middle" draw:auto-grow-height="false" fo:min-height="56.196cm" fo:min-width="55.946cm" fo:padding-top="0.133cm" fo:padding-bottom="0.133cm" fo:padding-left="0.258cm" fo:padding-right="0.258cm"/>
    </style:style>
    <style:style style:name="gr4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5" style:family="graphic" style:parent-style-name="standard">
      <style:graphic-properties draw:stroke="none" svg:stroke-width="0.018cm" svg:stroke-color="#000000" draw:marker-start-width="0.226cm" draw:marker-end-width="0.226cm" draw:fill="solid" draw:fill-color="#000000" draw:textarea-vertical-align="middle" fo:padding-top="0.133cm" fo:padding-bottom="0.133cm" fo:padding-left="0.258cm" fo:padding-right="0.258cm"/>
    </style:style>
    <style:style style:name="gr6" style:family="graphic" style:parent-style-name="standard">
      <style:graphic-properties draw:stroke="none" svg:stroke-width="0.018cm" svg:stroke-color="#000000" draw:marker-start-width="0.225cm" draw:marker-end-width="0.225cm" draw:fill="solid" draw:fill-color="#000000" draw:textarea-vertical-align="middle" fo:padding-top="0.132cm" fo:padding-bottom="0.132cm" fo:padding-left="0.257cm" fo:padding-right="0.257cm"/>
    </style:style>
    <style:style style:name="gr7" style:family="graphic" style:parent-style-name="standard">
      <style:graphic-properties draw:stroke="solid" svg:stroke-width="0.882cm" svg:stroke-color="#000000" draw:marker-start-width="1.288cm" draw:marker-end-width="1.288cm" draw:stroke-linejoin="miter" draw:fill="solid" draw:fill-color="#ed1c24" fo:padding-top="0.483cm" fo:padding-bottom="0.483cm" fo:padding-left="0.608cm" fo:padding-right="0.608cm"/>
    </style:style>
    <style:style style:name="gr8" style:family="graphic" style:parent-style-name="standard">
      <style:graphic-properties draw:stroke="solid" svg:stroke-width="0.882cm" svg:stroke-color="#0099b0" draw:marker-start-width="1.288cm" draw:marker-end-width="1.288cm" draw:stroke-linejoin="miter" draw:fill="solid" draw:fill-color="#ffffff" fo:padding-top="0.483cm" fo:padding-bottom="0.483cm" fo:padding-left="0.608cm" fo:padding-right="0.608cm"/>
    </style:style>
    <style:style style:name="gr9" style:family="graphic" style:parent-style-name="standard">
      <style:graphic-properties draw:stroke="none" svg:stroke-width="0.018cm" svg:stroke-color="#000000" draw:marker-start-width="0.226cm" draw:marker-end-width="0.226cm" draw:fill="solid" draw:fill-color="#0099b0" draw:textarea-vertical-align="middle" fo:padding-top="0.133cm" fo:padding-bottom="0.133cm" fo:padding-left="0.258cm" fo:padding-right="0.258cm"/>
    </style:style>
    <style:style style:name="gr10" style:family="graphic" style:parent-style-name="standard">
      <style:graphic-properties draw:stroke="none" svg:stroke-width="0.018cm" svg:stroke-color="#000000" draw:marker-start-width="0.225cm" draw:marker-end-width="0.225cm" draw:fill="solid" draw:fill-color="#0099b0" draw:textarea-vertical-align="middle" fo:padding-top="0.132cm" fo:padding-bottom="0.132cm" fo:padding-left="0.257cm" fo:padding-right="0.257cm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000000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ed1c24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99b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0cm" svg:height="80cm" svg:x="-80.2cm" svg:y="1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80cm" svg:height="80cm" svg:x="85.4cm" svg:y="2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80cm" svg:height="80cm" svg:x="0.9cm" svg:y="18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4" draw:text-style-name="P3" draw:layer="layout" svg:width="24.799cm" svg:height="21.599cm" svg:x="28.6cm" svg:y="68.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5" draw:text-style-name="P4" draw:layer="layout" svg:width="26.798cm" svg:height="8.112cm" svg:x="27.584cm" svg:y="58.5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5" draw:text-style-name="P4" draw:layer="layout" svg:width="43.077cm" svg:height="10.899cm" svg:x="19.501cm" svg:y="46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6" draw:text-style-name="P4" draw:layer="layout" svg:width="59.369cm" svg:height="13.692cm" svg:x="11.318cm" svg:y="33.4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7" draw:text-style-name="P5" draw:layer="layout" svg:width="24.799cm" svg:height="21.599cm" svg:x="113.1cm" svg:y="70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5" draw:text-style-name="P4" draw:layer="layout" svg:width="26.798cm" svg:height="8.112cm" svg:x="112.084cm" svg:y="59.6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5" draw:text-style-name="P4" draw:layer="layout" svg:width="43.077cm" svg:height="10.899cm" svg:x="104.001cm" svg:y="47.1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6" draw:text-style-name="P4" draw:layer="layout" svg:width="59.369cm" svg:height="13.692cm" svg:x="95.818cm" svg:y="34.5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8" draw:text-style-name="P6" draw:layer="layout" svg:width="24.799cm" svg:height="21.599cm" svg:x="-52.5cm" svg:y="69.8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9" draw:text-style-name="P7" draw:layer="layout" svg:width="26.798cm" svg:height="8.112cm" svg:x="-53.516cm" svg:y="59.4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9" draw:text-style-name="P7" draw:layer="layout" svg:width="43.077cm" svg:height="10.899cm" svg:x="-61.599cm" svg:y="46.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10" draw:text-style-name="P7" draw:layer="layout" svg:width="59.369cm" svg:height="13.692cm" svg:x="-69.782cm" svg:y="34.3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12T15:40:20.698000000</dc:date>
    <meta:editing-duration>PT1H11M55S</meta:editing-duration>
    <meta:editing-cycles>13</meta:editing-cycles>
    <meta:generator>LibreOffice/5.4.1.2$Windows_X86_64 LibreOffice_project/ea7cb86e6eeb2bf3a5af73a8f7777ac570321527</meta:generator>
    <meta:document-statistic meta:object-count="15"/>
  </office:meta>
</office:document-meta>
</file>